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1d0f" officeooo:paragraph-rsid="00191d0f"/>
    </style:style>
    <style:style style:name="P2" style:family="paragraph" style:parent-style-name="Standard" style:list-style-name="L1">
      <style:text-properties officeooo:rsid="00191d0f" officeooo:paragraph-rsid="00191d0f"/>
    </style:style>
    <style:style style:name="P3" style:family="paragraph" style:parent-style-name="Standard" style:list-style-name="L3">
      <style:text-properties officeooo:rsid="00191d0f" officeooo:paragraph-rsid="00191d0f"/>
    </style:style>
    <style:style style:name="P4" style:family="paragraph" style:parent-style-name="Standard" style:list-style-name="L3">
      <style:text-properties fo:font-size="14pt" fo:font-weight="bold" officeooo:rsid="00191d0f" officeooo:paragraph-rsid="00191d0f" style:font-weight-asian="bold" style:font-weight-complex="bold"/>
    </style:style>
    <style:style style:name="P5" style:family="paragraph" style:parent-style-name="Standard" style:list-style-name="L1">
      <style:text-properties officeooo:rsid="001a773f" officeooo:paragraph-rsid="001a773f"/>
    </style:style>
    <style:style style:name="P6" style:family="paragraph" style:parent-style-name="Standard">
      <style:text-properties officeooo:rsid="001a773f" officeooo:paragraph-rsid="001a773f"/>
    </style:style>
    <style:style style:name="P7" style:family="paragraph" style:parent-style-name="Standard" style:list-style-name="L1">
      <style:text-properties officeooo:rsid="001c0aad" officeooo:paragraph-rsid="001c0aad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SimSun" style:font-name-complex="Mang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Doc 3 p 51</text:p>
      <text:p text:style-name="P1">Hay una casa de madera en medio del bosque</text:p>
      <text:p text:style-name="P1">→ La construcción de esta casa degrada la naturaleza</text:p>
      <text:p text:style-name="P1">Podemos preguntarnos a dónde dejan sus basuras</text:p>
      <text:p text:style-name="P1"/>
      <text:p text:style-name="P1">Sostenible / responsable</text:p>
      <text:p text:style-name="P1"/>
      <text:p text:style-name="P1">No son vacaciones para todos, son vacaciones caras</text:p>
      <text:p text:style-name="P1">→ Es un progreso económico para Costa Rica</text:p>
      <text:p text:style-name="P1">→ Es un progreso ecológico para los turistas</text:p>
      <text:p text:style-name="P1">→→ Es un progreso mundial</text:p>
      <text:p text:style-name="P1"/>
      <text:p text:style-name="P1">Problématique déduite :</text:p>
      <text:p text:style-name="P1"><text:tab/>Le progrès économique et le progrès écologique, sont-ils compatibles ?</text:p>
      <text:p text:style-name="P1"/>
      <text:p text:style-name="P1"/>
      <text:p text:style-name="P1"/>
      <text:p text:style-name="P1">Grammaire :</text:p>
      <text:list xml:id="list2095547233577482706" text:style-name="L3">
        <text:list-item>
          <text:p text:style-name="P4">Comparatif d’égalité</text:p>
          <text:list>
            <text:list-item>
              <text:p text:style-name="P3">tan + [adj] + como</text:p>
            </text:list-item>
            <text:list-item>
              <text:p text:style-name="P3">tanto(a)(s) + [nom] + como</text:p>
            </text:list-item>
          </text:list>
        </text:list-item>
      </text:list>
      <text:p text:style-name="Standard"/>
      <text:p text:style-name="Standard"/>
      <text:p text:style-name="P1">Vocabulaire :</text:p>
      <text:list xml:id="list4888194535831695624" text:style-name="L1">
        <text:list-item>
          <text:p text:style-name="P2">Prestar atención</text:p>
        </text:list-item>
        <text:list-item>
          <text:p text:style-name="P2">Un payaso = un clown</text:p>
        </text:list-item>
        <text:list-item>
          <text:p text:style-name="P2">Verde</text:p>
        </text:list-item>
        <text:list-item>
          <text:p text:style-name="P2">Esconder</text:p>
        </text:list-item>
        <text:list-item>
          <text:p text:style-name="P2">El echo de que = le fait que</text:p>
        </text:list-item>
        <text:list-item>
          <text:p text:style-name="P2">Una basura = une poubelle</text:p>
        </text:list-item>
        <text:list-item>
          <text:p text:style-name="P2">Caro = cher</text:p>
          <text:list>
            <text:list-header>
              <text:p text:style-name="P2"><text:span text:style-name="T1">≠</text:span><text:span text:style-name="T2"> barato</text:span></text:p>
            </text:list-header>
          </text:list>
        </text:list-item>
        <text:list-item>
          <text:p text:style-name="P5"><text:span text:style-name="T2">Preocuparse por</text:span></text:p>
          <text:p text:style-name="P5"><text:span text:style-name="T2"/></text:p>
        </text:list-item>
        <text:list-item>
          <text:p text:style-name="P7"><text:span text:style-name="T2">esta → adjectif / déterminant démonstratif</text:span></text:p>
          <text:p text:style-name="P7"><text:span text:style-name="T2">está → verbe</text:span></text:p>
          <text:p text:style-name="P7"><text:span text:style-name="T2">ésta → pronom</text:span></text:p>
        </text:list-item>
      </text:list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8:25:24.214000000</meta:creation-date>
    <dc:date>2018-09-14T08:59:15.664000000</dc:date>
    <meta:editing-duration>PT12M56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9" meta:word-count="147" meta:character-count="736" meta:non-whitespace-character-count="632"/>
  </office:meta>
</office:document-meta>
</file>